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0a6" officeooo:paragraph-rsid="00079266"/>
    </style:style>
    <style:style style:name="T1" style:family="text">
      <style:text-properties fo:language="en" fo:country="US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792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ddle Configuration and Installation on DrupalVM</text:span><text:line-break/><text:line-break/>1. Making environment for drupalvm.<text:line-break/><text:line-break/><text:tab/>1.1<text:tab/>Installed and configured virtualbox, ansible, vagrant on ubuntu.<text:line-break/><text:line-break/><text:tab/>1.2<text:tab/>Installed and configured drupalvm using vagrant.<text:line-break/><text:tab/>1.3<text:tab/>Synch paddle_test with drupalvm and installed paddle using drush.<text:line-break/><text:line-break/><text:line-break/><text:line-break/>2. <text:s/>Visit the site using <text:a xlink:type="simple" xlink:href="http://drupalvm.test/" text:style-name="Internet_20_link" text:visited-style-name="Visited_20_Internet_20_Link">http://drupalvm.test</text:a><text:line-break/><text:line-break/><text:tab/>2.1<text:tab/>Logged in using admin credentials.<text:line-break/><text:line-break/><text:tab/>2.2<text:tab/>Created a content type of name Teams (teams), followed the documentation and did <text:tab/><text:tab/>the necessary steps for the content type.<text:line-break/><text:tab/><text:tab/><text:span text:style-name="T3">Save the content type.</text:span><text:line-break/><text:line-break/><text:tab/>2.3<text:tab/>Created a field of type long text and widget text area inside the content type, named <text:tab/><text:tab/>the field like paddle_team_members. followed required steps mentioned in <text:s/><text:tab/><text:tab/><text:tab/>documentation.<text:line-break/><text:line-break/><text:tab/>2.4<text:tab/><text:span text:style-name="T3">For Teams content type edit </text:span>panelizer, select the <text:span text:style-name="T1">layout NU</text:span> layouts for display. <text:tab/><text:tab/><text:tab/><text:span text:style-name="T3">Added <text:tab/>image, body fields to the layout region A and B respectively.<text:line-break/><text:tab/><text:tab/>Save the panelizer.<text:line-break/><text:line-break/><text:tab/>2.5<text:tab/>Next Created feature for the newly created content type (teams), named it Paddle <text:tab/><text:tab/>Teams, f</text:span>ollowed required steps mentioned in documentation. <text:span text:style-name="T3">Created the feature <text:tab/><text:tab/>with paddle as the package. This created a new module with the name paddle_teams.<text:line-break/><text:line-break/><text:tab/>2.6<text:tab/>Now visited the newly created module and added a new file with name <text:tab/><text:tab/><text:tab/><text:tab/>paddle_teams.install, inside the file added the drupal code mentioned in <text:tab/><text:tab/><text:tab/><text:tab/>documentation save the file. Followed the drupal coding standards.<text:line-break/></text:span></text:p>
      <text:p text:style-name="P1"><text:tab/><text:span text:style-name="T3">2.7<text:tab/>Enabled the module, cleared the cache.<text:line-break/><text:tab/><text:line-break/><text:tab/>2.8<text:tab/>Below is the paddle_teams.install code available.<text:line-break/><text:line-break/>&lt;?php</text:span></text:p>
      <text:p text:style-name="P1"/>
      <text:p text:style-name="P1">/**</text:p>
      <text:p text:style-name="P1"><text:s/>* @file</text:p>
      <text:p text:style-name="P1"><text:s/>* Enable, permissions,groups and layout hooks for the Paddle Teams.</text:p>
      <text:p text:style-name="P1"><text:s/>*/</text:p>
      <text:p text:style-name="P1"/>
      <text:p text:style-name="P1">/**</text:p>
      <text:p text:style-name="P1">* Implements hook_enable().</text:p>
      <text:p text:style-name="P1">*/</text:p>
      <text:p text:style-name="P1">function paddle_teams_enable() {</text:p>
      <text:p text:style-name="P1"><text:s text:c="2"/>// Prepare our content type to add permissions.</text:p>
      <text:p text:style-name="P1"><text:s text:c="2"/>paddle_apps_prepare_module_for_permissions('paddle_teams');</text:p>
      <text:p text:style-name="P1"><text:s text:c="2"/>$permissions = [</text:p>
      <text:p text:style-name="P1"><text:s text:c="4"/>'create teams content',</text:p>
      <text:p text:style-name="P1"><text:s text:c="4"/>'edit any teams content',</text:p>
      <text:p text:style-name="P1"><text:s text:c="4"/>'delete any teams content',</text:p>
      <text:p text:style-name="P1"><text:s text:c="2"/>];</text:p>
      <text:p text:style-name="P1"><text:soft-page-break/><text:s text:c="2"/>foreach (['Chief Editor', 'Editor'] as $role_name) {</text:p>
      <text:p text:style-name="P1"><text:s text:c="4"/>$role = user_role_load_by_name($role_name);</text:p>
      <text:p text:style-name="P1"><text:s text:c="4"/>if ($role) {</text:p>
      <text:p text:style-name="P1"><text:s text:c="6"/>user_role_grant_permissions($role-&gt;rid, $permissions);</text:p>
      <text:p text:style-name="P1"><text:s text:c="4"/>}</text:p>
      <text:p text:style-name="P1"><text:s text:c="2"/>}</text:p>
      <text:p text:style-name="P1"><text:s text:c="2"/>paddle_content_region_panelize_node_type('teams');</text:p>
      <text:p text:style-name="P1"><text:s text:c="2"/>paddle_content_region_grant_node_type_permissions('teams');</text:p>
      <text:p text:style-name="P1">}</text:p>
      <text:p text:style-name="P1"/>
      <text:p text:style-name="P1">/**</text:p>
      <text:p text:style-name="P1">* Implements hook_paddle_content_manager_additional_fields().</text:p>
      <text:p text:style-name="P1">*/</text:p>
      <text:p text:style-name="P1">function paddle_teams_paddle_content_manager_additional_fields() {</text:p>
      <text:p text:style-name="P1"><text:s text:c="2"/>$menu_object = menu_get_object();</text:p>
      <text:p text:style-name="P1"><text:s text:c="2"/>if (isset($menu_object)) {</text:p>
      <text:p text:style-name="P1"><text:s text:c="4"/>if ($menu_object-&gt;type == 'teams') {</text:p>
      <text:p text:style-name="P1"><text:s text:c="6"/>return array(</text:p>
      <text:p text:style-name="P1"><text:s text:c="8"/>// Add here the machine names of all your newly created fields.</text:p>
      <text:p text:style-name="P1"><text:s text:c="7"/>'field_paddle_team_members',</text:p>
      <text:p text:style-name="P1"><text:s text:c="6"/>);</text:p>
      <text:p text:style-name="P1"><text:s text:c="4"/>}</text:p>
      <text:p text:style-name="P1"><text:s text:c="2"/>}</text:p>
      <text:p text:style-name="P1">}</text:p>
      <text:p text:style-name="P1"/>
      <text:p text:style-name="P1">/**</text:p>
      <text:p text:style-name="P1">* Implements hook_paddle_content_manager_additional_fields_groups().</text:p>
      <text:p text:style-name="P1">*/</text:p>
      <text:p text:style-name="P1">function paddle_teams_paddle_content_manager_additional_fields_groups(){</text:p>
      <text:p text:style-name="P1"><text:s text:c="2"/>$menu_object = menu_get_object();</text:p>
      <text:p text:style-name="P1"><text:s text:c="2"/>if (isset($menu_object)) {</text:p>
      <text:p text:style-name="P1"><text:s text:c="4"/>if ($menu_object-&gt;type == 'teams') {</text:p>
      <text:p text:style-name="P1"><text:s text:c="6"/>$additional_fields_groups = array();</text:p>
      <text:p text:style-name="P1"><text:s text:c="6"/>$additional_fields_groups['teams field group 1'] = array(</text:p>
      <text:p text:style-name="P1"><text:s text:c="8"/>'label' =&gt; t('Overview'),</text:p>
      <text:p text:style-name="P1"><text:s text:c="8"/>'weight' =&gt; -4,</text:p>
      <text:p text:style-name="P1"><text:s text:c="8"/>'fields' =&gt; array(</text:p>
      <text:p text:style-name="P1"><text:s text:c="8"/>'field_body',</text:p>
      <text:p text:style-name="P1"><text:s text:c="8"/>'field_paddle_featured_image',</text:p>
      <text:p text:style-name="P1"><text:s text:c="8"/>),</text:p>
      <text:p text:style-name="P1"><text:s text:c="6"/>);</text:p>
      <text:p text:style-name="P1"><text:s text:c="6"/>$additional_fields_groups['teams field group 2'] = array(</text:p>
      <text:p text:style-name="P1"><text:s text:c="8"/>'label' =&gt; t('Members'),</text:p>
      <text:p text:style-name="P1"><text:s text:c="8"/>'weight' =&gt; -3,</text:p>
      <text:p text:style-name="P1"><text:s text:c="8"/>'fields' =&gt; array(</text:p>
      <text:p text:style-name="P1"><text:s text:c="10"/>'field_paddle_team_members',</text:p>
      <text:p text:style-name="P1"><text:s text:c="8"/>),</text:p>
      <text:p text:style-name="P1"><text:s text:c="6"/>);</text:p>
      <text:p text:style-name="P1"><text:s text:c="4"/>return $additional_fields_groups;</text:p>
      <text:p text:style-name="P1"><text:s text:c="4"/>}</text:p>
      <text:p text:style-name="P1"><text:s text:c="2"/>}</text:p>
      <text:p text:style-name="P1">}</text:p>
      <text:p text:style-name="P1"/>
      <text:p text:style-name="P1">/**</text:p>
      <text:p text:style-name="P1">* Implements hook_paddle_content_region_extra_content_regions().</text:p>
      <text:p text:style-name="P1">*/</text:p>
      <text:p text:style-name="P1">function paddle_teams_paddle_content_region_extra_content_regions($content_type){</text:p>
      <text:p text:style-name="P1"><text:soft-page-break/><text:s text:c="2"/>$regions = array();</text:p>
      <text:p text:style-name="P1"><text:s text:c="2"/>if ($content_type == 'teams') {</text:p>
      <text:p text:style-name="P1"><text:s text:c="4"/>$regions = array(</text:p>
      <text:p text:style-name="P1"><text:s text:c="6"/>'top' =&gt; t('A'),</text:p>
      <text:p text:style-name="P1"><text:s text:c="6"/>'1_a' =&gt; t('B'),</text:p>
      <text:p text:style-name="P1"><text:s text:c="6"/>'2_a' =&gt; t('C'),</text:p>
      <text:p text:style-name="P1"><text:s text:c="6"/>'3_b' =&gt; t('D'),</text:p>
      <text:p text:style-name="P1"><text:s text:c="6"/>'4_b' =&gt; t('E'),</text:p>
      <text:p text:style-name="P1"><text:s text:c="6"/>'5_b' =&gt; t('F'),</text:p>
      <text:p text:style-name="P1"><text:s text:c="4"/>);</text:p>
      <text:p text:style-name="P1"><text:s text:c="2"/>}</text:p>
      <text:p text:style-name="P1"><text:s text:c="2"/>return $regions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5:23:39.577252880</meta:creation-date>
    <dc:date>2019-01-10T16:21:19.732323104</dc:date>
    <meta:editing-duration>PT15M52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3" meta:paragraph-count="84" meta:word-count="424" meta:character-count="3662" meta:non-whitespace-character-count="2986"/>
  </office:meta>
</office:document-meta>
</file>